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5-28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4-30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3-26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1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9-26 1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8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7-23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6-26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5-29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3-28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3-06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3-05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3-04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2-29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1-2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2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1-1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0-2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9-2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7-26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6-2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5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4-2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3-29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2-24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1-2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2-15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1-2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0-23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0-19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8-25 1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7-25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5-27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4-20 1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3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2-20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1-26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2-15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0-29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9-23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8-27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7-29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6-2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5-25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4-29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3-25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2-18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1-28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2-21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1-22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0-29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9-21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8-25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7-1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3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2-2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2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1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0-25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0-09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9-20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8-27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7-22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5-28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5-14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5-13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4-2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3-28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2-2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9-01-29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8-12-27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8-11-26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8-10-26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8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8-08-27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8-07-25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8-06-27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8-05-31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8-04-26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8-03-29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8-02-23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8-01-25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7-12-20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7-11-27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7-10-27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7-09-27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7-08-26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7-07-26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7-06-30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7-05-26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7-04-24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7-03-27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7-02-23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7-01-27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6-12-31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6-12-04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6-10-26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6-09-26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6-08-2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6-08-01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6-06-27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6-06-21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6-05-27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6-04-25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6-03-25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6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6-01-28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5-12-26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5-11-30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5-10-2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5-09-2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5-08-26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5-07-27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5-06-25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5-05-2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5-04-25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5-03-2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5-01-2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4-12-26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4-11-3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4-10-28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4-09-26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4-08-25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4-07-28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4-06-26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4-05-27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4-04-25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4-03-2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4-03-0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4-01-27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3-12-27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3-11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3-10-17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3-09-26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3-08-26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3-07-2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3-06-25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3-05-27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3-04-2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3-03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3-02-2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3-01-2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2-12-27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2-11-27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2-10-31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2-09-26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2-08-28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2-07-2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2-06-25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2-05-21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2-04-27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2-03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2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2-01-23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1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1-11-2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1-10-2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1-09-27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1-08-29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1-07-27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1-06-2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1-05-25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1-04-28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1-03-28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1-02-2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1-01-28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0-12-2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0-11-2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0-10-2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0-09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0-08-27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0-07-29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0-06-28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0-05-25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0-04-2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0-03-26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0-02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10-01-3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9-12-29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9-11-23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9-10-27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9-09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9-08-3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9-07-27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9-06-29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9-05-26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9-04-2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9-03-26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9-02-27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9-01-27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8-12-29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8-12-0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8-09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8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8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8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8-03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8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8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7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7-11-2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7-10-2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7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7-08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7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7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7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6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6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6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6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6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6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6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5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5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5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5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5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5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4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4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4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4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3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3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3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3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2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2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2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1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1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1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1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1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1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1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0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0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0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0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0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0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2000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9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9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9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9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9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9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9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8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8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8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8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8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8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8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8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7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7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7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7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7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6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6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6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6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6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5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5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5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5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5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5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4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4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4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4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4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4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4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3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3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3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3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3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3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3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3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2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2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2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2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2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2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2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2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1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1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1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1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1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0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0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0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0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0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9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9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9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9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9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9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9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9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9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8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8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8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8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8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8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7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7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7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7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7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7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6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6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6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6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6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6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5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5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5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5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5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5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4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4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4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4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4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4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4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4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4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3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3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3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3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3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3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3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3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3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3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2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2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2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2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2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2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1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1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1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1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1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1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1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1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0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0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0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0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0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0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0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8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79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79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79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79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79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79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79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7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79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79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78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78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78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78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7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78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78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78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78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77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77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77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77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77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77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77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77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46070353403</text:p>
          </table:table-cell>
          <table:table-cell office:value-type="string" calcext:value-type="string">
            <text:p>MA-ENW <text:s text:c="2"/>52 EDGARTOWN, MA</text:p>
          </table:table-cell>
          <table:table-cell office:value-type="string" calcext:value-type="string">
            <text:p>1976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8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96" meta:object-count="0"/>
    <meta:user-defined meta:name="AppVersion">3.0</meta:user-defined>
  </office:meta>
</office:document-meta>
</file>